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office:automatic-styles>
  <office:body>
    <office:text text:use-soft-page-breaks="true">
      <text:p text:style-name="P1">SG2</text:p>
      <text:p text:style-name="P2"/>
      <text:p text:style-name="Normal"><text:span text:style-name="T3">STUDENT:<text:s/></text:span>Good morning.<text:s/></text:p>
      <text:p text:style-name="Normal"><text:span text:style-name="T4">TEACHER:<text:s/></text:span>Good morning. How can I help you?</text:p>
      <text:p text:style-name="Normal"><text:span text:style-name="T5">STUDENT:</text:span><text:s/>I'm sorry. I have lost my boarding pass.</text:p>
      <text:p text:style-name="Normal"><text:span text:style-name="T6">TEACHER:<text:s/></text:span>Oh, so you lost your boarding pass. That's okay.<text:s/><text:line-break/>It happens more often than you think. So, you have<text:s/>already passed the security check, so you will need to re-issue your pass. Do you need a new boarding pass?<text:s/></text:p>
      <text:p text:style-name="Normal"><text:span text:style-name="T7">STUDENT:<text:s/></text:span>Yes, Okay. Could you possible retrieve that?</text:p>
      <text:p text:style-name="Normal"><text:span text:style-name="T8">TEACHER:<text:s/></text:span>Yes, but I need a few information from you, please.</text:p>
      <text:p text:style-name="Normal"><text:span text:style-name="T9">STUDENT:<text:s/></text:span>Okay. I have all my documents with me.</text:p>
      <text:p text:style-name="Normal"><text:span text:style-name="T10">TEACHER:<text:s/></text:span>Okay. So, may I see your ID card or flight confirmation?<text:s/></text:p>
      <text:p text:style-name="Normal"><text:span text:style-name="T11">STUDENT:<text:s/></text:span>Ehm…. ehm….Can you repeat please?</text:p>
      <text:p text:style-name="Normal"><text:span text:style-name="T12">TEACHER:<text:s/></text:span>Yes, can you please provide all the information you can?</text:p>
      <text:p text:style-name="Normal"><text:span text:style-name="T13">STUDENT:<text:s/></text:span>OK, Ok, Ok</text:p>
      <text:p text:style-name="Normal"><text:span text:style-name="T14">TEACHER:<text:s/></text:span>like for example what's your name.<text:s/></text:p>
      <text:p text:style-name="Normal"><text:span text:style-name="T15">STUDENT:<text:s/></text:span>Fortunally, I have portal of my documents. For example, the destination, the boarding pass is Rome to London, from Rome to London and the flight, number flight is BA449. And my name is<text:s/>[***NAME***]and the surname is<text:s/>[***SURNAME***].</text:p>
      <text:p text:style-name="Normal"><text:span text:style-name="T16">TEACHER:<text:s/></text:span>Very good, okay, give me one second please.<text:s/><text:line-break/>Good, do you remember your seat?</text:p>
      <text:p text:style-name="Normal"><text:span text:style-name="T17">STUDENT:<text:s/></text:span>Yes.<text:s/></text:p>
      <text:p text:style-name="Normal"><text:span text:style-name="T18">TEACHER:<text:s/></text:span>Really?</text:p>
      <text:p text:style-name="Normal"><text:span text:style-name="T19">STUDENT:<text:s/></text:span>The c6, the seat.</text:p>
      <text:p text:style-name="Normal"><text:span text:style-name="T20">TEACHER:<text:s/></text:span>Oh, the, the c6 is the gate.<text:s/></text:p>
      <text:p text:style-name="Normal"><text:span text:style-name="T21">STUDENT:<text:s/></text:span>The gate? yes, the seat!</text:p>
      <text:p text:style-name="Normal"><text:span text:style-name="T22">STUDENT:<text:s/></text:span>Ehm..Rome to London, the seat.<text:s/><text:line-break/>Ehm..Ehm AH! the seat! 18 E, A.<text:s/></text:p>
      <text:p text:style-name="Normal"><text:span text:style-name="T23">TEACHER:<text:s/></text:span>Oh, thank you very much give me one second, please.</text:p>
      <text:p text:style-name="Normal"><text:span text:style-name="T24">STUDENT:<text:s/></text:span>Ah the seat, is it possible keing? this is not near the window?</text:p>
      <text:soft-page-break/>
      <text:p text:style-name="Normal"><text:span text:style-name="T25">TEACHER:<text:s/></text:span>No, it's not do you want to sit by the window<text:s/></text:p>
      <text:p text:style-name="Normal"><text:span text:style-name="T26">STUDENT:<text:s/></text:span>yes.</text:p>
      <text:p text:style-name="Normal"><text:span text:style-name="T27">TEACHER:<text:s/></text:span>let me check if there is any availability.<text:line-break/>Yes there is, it's number 21 F.</text:p>
      <text:p text:style-name="Normal"><text:span text:style-name="T28">STUDENT:</text:span><text:s/>okay<text:s/></text:p>
      <text:p text:style-name="Normal"><text:span text:style-name="T29">TEACHER:<text:s/></text:span>is that okay with you?</text:p>
      <text:p text:style-name="Normal"><text:span text:style-name="T30">STUDENT:<text:s/></text:span>Va bene, okay.</text:p>
      <text:p text:style-name="Normal"><text:span text:style-name="T31">TEACHER:<text:s/></text:span>So, I changed it okay good.</text:p>
      <text:p text:style-name="Normal"><text:span text:style-name="T32">STUDENT:<text:s/></text:span>And…and I’m sorry, is my fly delayed or on time?</text:p>
      <text:p text:style-name="Normal"><text:span text:style-name="T33">STUDENT:<text:s/></text:span>Oh, on time</text:p>
      <text:p text:style-name="Normal"><text:span text:style-name="T34">TEACHER:<text:s/></text:span>Ok let me double check… yes flight BA449 to London is currently on schedule.</text:p>
      <text:p text:style-name="Normal"><text:span text:style-name="T35">STUDENT:<text:s/></text:span>Okay.</text:p>
      <text:p text:style-name="Normal"><text:span text:style-name="T36">TEACHER:<text:s/></text:span>So, nothing… if anything changes it will show up next to your flight number on the monitors, okay?</text:p>
      <text:p text:style-name="Normal"><text:span text:style-name="T37">STUDENT:<text:s/></text:span>Okay.</text:p>
      <text:p text:style-name="Normal"><text:span text:style-name="T38">TEACHER:<text:s/></text:span>Okay so you will, you will see it.</text:p>
      <text:p text:style-name="Normal"><text:span text:style-name="T39">STUDENT:<text:s/></text:span>there is, there are any keanges?</text:p>
      <text:p text:style-name="Normal"><text:span text:style-name="T40">TEACHER: <text:s/></text:span>No, no changes so far so...yeah everything is on schedule.<text:s/><text:line-break/>Okay do you need anything? Do you want me…<text:s/></text:p>
      <text:p text:style-name="Normal"><text:span text:style-name="T41">STUDENT:<text:s/></text:span>No<text:s/></text:p>
      <text:p text:style-name="Normal"><text:span text:style-name="T42">TEACHER:<text:s/></text:span>Oh yes do you want me to reprint your boarding pass?</text:p>
      <text:p text:style-name="Normal"><text:span text:style-name="T43">STUDENT:</text:span><text:s/>Yes<text:s/></text:p>
      <text:p text:style-name="Normal"><text:span text:style-name="T44">TEACHER:<text:s/></text:span>Okay, so, I am going to reprint it.<text:line-break/>Here is your boarding pass!</text:p>
      <text:p text:style-name="Normal"><text:span text:style-name="T45">TEACHER: <text:s/></text:span>Ok<text:span text:style-name="T46">,<text:s/></text:span>Thank you.<text:line-break/>so yes please…</text:p>
      <text:p text:style-name="Normal"><text:span text:style-name="T47">STUDENT: <text:s/></text:span>Can I pay anything?</text:p>
      <text:p text:style-name="Normal"><text:span text:style-name="T48">TEACHER: <text:s/>...</text:span>Could you repeat please?</text:p>
      <text:p text:style-name="Normal"><text:span text:style-name="T49">STUDENT:<text:s/></text:span><text:s/>can I pay anything?</text:p>
      <text:soft-page-break/>
      <text:p text:style-name="Normal"><text:span text:style-name="T50">TEACHER:<text:s/></text:span><text:s/>No, no, no it's all free, it's<text:s/>free. This service is free.<text:line-break/>Don't worry, this time please keep your boarding pass with you and your passport all the time, right?</text:p>
      <text:p text:style-name="Normal"><text:span text:style-name="T51">STUDENT:<text:s/></text:span>Okay, okay.</text:p>
      <text:p text:style-name="Normal"><text:bookmark-start text:name="_Hlk202012753"/><text:span text:style-name="T52">TEACHER:<text:s/></text:span><text:s/><text:bookmark-end text:name="_Hlk202012753"/>If it happens again, just go any check-in kiosk or your airline desk and ask it again, right?</text:p>
      <text:p text:style-name="Normal"><text:span text:style-name="T53">STUDENT:<text:s/></text:span>Okay.</text:p>
      <text:p text:style-name="Normal"><text:span text:style-name="T54">TEACHER:<text:s/></text:span><text:s/>If you want, I can show you how to download the pass directly to your phone for the future, so you don't lose it.</text:p>
      <text:p text:style-name="Normal"><text:span text:style-name="T55">STUDENT: <text:s/></text:span>Okay, my telephone number?</text:p>
      <text:p text:style-name="Normal"><text:span text:style-name="T56">TEACHER:<text:s/></text:span>Ehm.. Yes, I can send this by email or by phone or by SMS. What do you prefer?<text:s/></text:p>
      <text:p text:style-name="Normal"><text:span text:style-name="T57">STUDENT:<text:s/></text:span>Or by?</text:p>
      <text:p text:style-name="Normal"><text:span text:style-name="T58">TEACHER:<text:s/></text:span>Or by email or by SMS.</text:p>
      <text:p text:style-name="Normal"><text:span text:style-name="T59">STUDENT:<text:s/></text:span>Okay, my email is. **** ******* Chiocciola Virgilio punto it.</text:p>
      <text:p text:style-name="Normal"><text:span text:style-name="T60">TEACHER:<text:s/></text:span>What is chiocciola, sorry?</text:p>
      <text:p text:style-name="Normal"><text:span text:style-name="T61">STUDENT:<text:s/></text:span>Ehm..ehm…The destination.<text:s/></text:p>
      <text:p text:style-name="Normal"><text:span text:style-name="T62">TEACHER:<text:s/></text:span>Ah, do you mean at? At.<text:s/></text:p>
      <text:p text:style-name="Normal"><text:span text:style-name="T63">STUDENT:<text:s/></text:span>Yes, at<text:s/>Virgilio punto it.</text:p>
      <text:p text:style-name="Normal"><text:span text:style-name="T64">TEACHER:<text:s/></text:span><text:s/>Okay.<text:line-break/>And my telephone number is *******<text:s/></text:p>
      <text:p text:style-name="Normal"><text:span text:style-name="T65">TEACHER:<text:s/></text:span>Very good thank you very much.<text:line-break/>Okay so I'm sending both an SMS and an email to your addresses so you can both add your boarding pass on your email and on your phone.<text:s/></text:p>
      <text:p text:style-name="Normal"><text:span text:style-name="T66">STUDENT:<text:s/></text:span>Okay<text:s/></text:p>
      <text:p text:style-name="Normal"><text:span text:style-name="T67">TEACHER:<text:s/></text:span>Right?</text:p>
      <text:p text:style-name="Normal"><text:span text:style-name="T68">STUDENT:<text:s/></text:span>Okay<text:s/></text:p>
      <text:p text:style-name="Normal"><text:span text:style-name="T69">TEACHER:<text:s/></text:span>So yes, as I’ve said your flight is still on time and there are no changes<text:s/></text:p>
      <text:p text:style-name="Normal"><text:span text:style-name="T70">STUDENT:<text:s/></text:span>Okay .</text:p>
      <text:soft-page-break/>
      <text:p text:style-name="Normal"><text:span text:style-name="T71">TEACHER:<text:s/></text:span>So here we are this is your board your physical boarding pass and you also have your digital boarding pass.<text:line-break/>Okay?</text:p>
      <text:p text:style-name="Normal"><text:span text:style-name="T72">STUDENT:<text:s/></text:span>Okay, thank you very much.</text:p>
      <text:p text:style-name="Normal"><text:span text:style-name="T73">TEACHER:<text:s/></text:span>Thank you very much to you! and have a safe flight and enjoy your stay in London.</text:p>
      <text:p text:style-name="Normal"><text:span text:style-name="T74">STUDENT:<text:s/></text:span>Have a good day!<text:s/></text:p>
      <text:p text:style-name="Normal"><text:span text:style-name="T75">STUDENT:<text:s/></text:span>Have a good day thank you!</text:p>
      <text:p text:style-name="Normal"><text:span text:style-name="T76">TEACHER:<text:s/></text:span>Bye</text:p>
      <text:p text:style-name="Normal"><text:span text:style-name="T77">STUDENT:<text:s/></text:span>Bye 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8T07:51:00Z</meta:creation-date>
    <dc:date>2025-12-24T10:33:00Z</dc:date>
    <meta:template xlink:href="Normal" xlink:type="simple"/>
    <meta:editing-cycles>4</meta:editing-cycles>
    <meta:editing-duration>PT6060S</meta:editing-duration>
    <meta:document-statistic meta:page-count="4" meta:paragraph-count="8" meta:word-count="600" meta:character-count="4012" meta:row-count="28" meta:non-whitespace-character-count="3420"/>
  </office:meta>
</office:document-meta>
</file>